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e2d" officeooo:paragraph-rsid="0007e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 more information on the "emission benchmarking tool", please refer to the following publications:</text:p>
      <text:p text:style-name="Standard"/>
      <text:p text:style-name="Standard">- A multi-pollutant and multi-sectorial approach to screening the consistency of emission inventories: <text:a xlink:type="simple" xlink:href="https://gmd.copernicus.org/articles/15/5271/2022/" text:style-name="Internet_20_link" text:visited-style-name="Visited_20_Internet_20_Link">https://gmd.copernicus.org/articles/15/5271/2022/</text:a></text:p>
      <text:p text:style-name="Standard"/>
      <text:p text:style-name="Standard">- Emission ensemble approach to improve the development of multi-scale emission inventories: <text:a xlink:type="simple" xlink:href="https://gmd.copernicus.org/articles/17/3631/2024/" text:style-name="Internet_20_link" text:visited-style-name="Visited_20_Internet_20_Link">https://gmd.copernicus.org/articles/17/3631/2024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0:58:59.468987705</meta:creation-date>
    <dc:date>2024-10-29T11:01:49.926843577</dc:date>
    <meta:editing-duration>PT2M51S</meta:editing-duration>
    <meta:editing-cycles>1</meta:editing-cycles>
    <meta:document-statistic meta:table-count="0" meta:image-count="0" meta:object-count="0" meta:page-count="1" meta:paragraph-count="3" meta:word-count="41" meta:character-count="395" meta:non-whitespace-character-count="357"/>
    <meta:generator>LibreOffice/7.3.7.2$Linux_X86_64 LibreOffice_project/30$Build-2</meta:generator>
  </office:meta>
</office:document-meta>
</file>